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solid" style:text-underline-width="auto" style:text-underline-color="font-color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Tutorial sobre el FlashPro Express: instalación y ejecución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0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1/24/tutorial-sobre-el-flashpro-express-instalacion-y-ejecucion/" text:style-name="Internet_20_link" text:visited-style-name="Visited_20_Internet_20_Link"><text:span text:style-name="T3">https://soceame.wordpress.com/2024/11/24/tutorial-sobre-el-flashpro-express-instalacion-y-ejecucion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13T16:13:04.696929808">13/02/2025</text:date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80bd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/>
    </style:style>
    <style:style style:name="MT3" style:family="text">
      <style:text-properties officeooo:rsid="000aa428"/>
    </style:style>
    <style:style style:name="MT4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1/24/tutorial-sobre-el-flashpro-express-instalacion-y-ejecucion/" text:style-name="Internet_20_link" text:visited-style-name="Visited_20_Internet_20_Link"><draw:custom-shape text:anchor-type="char" draw:z-index="0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1/24/tutorial-sobre-el-flashpro-express-instalacion-y-ejecucion/</text:span></text:a></text:p>
      </style:header>
      <style:footer>
        <text:p text:style-name="MP4"><text:span text:style-name="MT3">Creado por David Rubio </text:span><text:span text:style-name="MT4">G.</text:span><text:span text:style-name="MT3"><text:tab/> <text:tab/></text:span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9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5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9:43:24.787214038</meta:creation-date>
    <dc:date>2025-02-13T16:13:04.332931613</dc:date>
    <meta:editing-duration>PT44M17S</meta:editing-duration>
    <meta:editing-cycles>13</meta:editing-cycles>
    <meta:generator>LibreOffice/24.8.4.2$Linux_X86_64 LibreOffice_project/480$Build-2</meta:generator>
    <meta:print-date>2025-02-12T20:12:39.530034342</meta:print-date>
    <meta:printed-by>Archivos PDF</meta:printed-by>
    <meta:document-statistic meta:table-count="0" meta:image-count="0" meta:object-count="0" meta:page-count="2" meta:paragraph-count="8" meta:word-count="29" meta:character-count="431" meta:non-whitespace-character-count="408"/>
  </office:meta>
</office:document-meta>
</file>